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<text:span text:style-name="T1">Тестовая презентация</text:span>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>В Windows и Linux выберите пункт Impress в Быстром запуске LibreOffice. Из любого запущенного компонента LibreOffice. Нажмите треугольник с правой стороны от значка Создать на главной панели инструментов и выберите пункт Презентацию из выпадающего списка или выберите пункт меню Файл ‣ Создать ‣ Презентацию.</text:p>
          </draw:text-box>
        </draw:frame>
        <presentation:notes draw:style-name="dp2">
          <draw:page-thumbnail draw:style-name="gr1" draw:layer="layout" svg:width="14.75cm" svg:height="11.25cm" svg:x="3cm" svg:y="2.25cm" draw:page-number="1" presentation:class="page"/>
          <draw:frame presentation:style-name="pr3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cm" svg:x="1cm" svg:y="0.75cm" presentation:class="title">
          <draw:text-box>
            <text:p text:style-name="P4">Продолжение</text:p>
          </draw:text-box>
        </draw:frame>
        <draw:frame presentation:style-name="pr5" draw:text-style-name="P4" draw:layer="layout" svg:width="25.5cm" svg:height="9.75cm" svg:x="1cm" svg:y="3.75cm" presentation:class="outline" presentation:user-transformed="true">
          <draw:text-box>
            <text:list text:style-name="L3">
              <text:list-item>
                <text:p>В Windows и Linux выберите пункт Impress в Быстром запуске LibreOffice. Из любого запущенного компонента LibreOffice. Нажмите треугольник с правой стороны от значка Создать на главной панели инструментов и выберите пункт Презентацию из выпадающего списка или выберите пункт меню Файл ‣ Создать ‣ Презентацию.</text:p>
              </text:list-item>
            </text:list>
          </draw:text-box>
        </draw:frame>
        <presentation:notes draw:style-name="dp2">
          <draw:page-thumbnail draw:style-name="gr1" draw:layer="layout" svg:width="14.75cm" svg:height="11.25cm" svg:x="3cm" svg:y="2.25cm" draw:page-number="2" presentation:class="page"/>
          <draw:frame presentation:style-name="pr6" draw:text-style-name="P3" draw:layer="layout" svg:width="16.75cm" svg:height="13.25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2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номер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номер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3T16:53:24.860000000</meta:creation-date>
    <meta:editing-duration>PT4M56S</meta:editing-duration>
    <meta:editing-cycles>2</meta:editing-cycles>
    <meta:generator>LibreOffice/7.0.4.2$Windows_X86_64 LibreOffice_project/dcf040e67528d9187c66b2379df5ea4407429775</meta:generator>
    <dc:title>Alizarin</dc:title>
    <dc:date>2021-05-23T16:58:21.088000000</dc:date>
    <meta:document-statistic meta:object-count="46"/>
  </office:meta>
</office:document-meta>
</file>